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130.26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dual_h_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adiospar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1, R102, R103, R104, R201, R202, R203, R20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2, Q104, Q202, Q204</text:p>
          </table:table-cell>
          <table:table-cell table:style-name="ce2" office:value-type="string" calcext:value-type="string">
            <text:p>NPN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string" calcext:value-type="string">
            <text:p>TIP31C, MKE243G, TIP102</text:p>
          </table:table-cell>
          <table:table-cell table:style-name="ce4" office:value-type="string" calcext:value-type="string">
            <text:p>485-9755, 774-3574, 485-96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1, Q103, Q201, Q203</text:p>
          </table:table-cell>
          <table:table-cell table:style-name="ce2" office:value-type="string" calcext:value-type="string">
            <text:p>PNP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table:style-name="ce3" office:value-type="string" calcext:value-type="string">
            <text:p>TIP32C, MKE253G, TIP107</text:p>
          </table:table-cell>
          <table:table-cell table:style-name="ce4" office:value-type="string" calcext:value-type="string">
            <text:p>485-9777, 774-3577, 485-9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1, D102, D103, D104, D201, D202, D203, D204</text:p>
          </table:table-cell>
          <table:table-cell table:style-name="ce2" office:value-type="string" calcext:value-type="string">
            <text:p>To be defined</text:p>
          </table:table-cell>
          <table:table-cell office:value-type="string" calcext:value-type="string">
            <text:p>Diodes_ThroughHole:Diode_DO-201AD_Horizontal_RM15</text:p>
          </table:table-cell>
          <table:table-cell office:value-type="string" calcext:value-type="string">
            <text:p>1N4001G, FR305G, SR510</text:p>
          </table:table-cell>
          <table:table-cell table:style-name="ce4" office:value-type="string" calcext:value-type="string">
            <text:p>774-3265, 688-1903, 688-2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1, P201</text:p>
          </table:table-cell>
          <table:table-cell table:style-name="ce2"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http://docs-europe.electrocomponents.com/webdocs/0da4/0900766b80da4106.pdf</text:p>
          </table:table-cell>
          <table:table-cell office:value-type="string" calcext:value-type="string">
            <text:p>674-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, P102, P20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:bornier2</text:p>
          </table:table-cell>
          <table:table-cell office:value-type="string" calcext:value-type="string">
            <text:p>http://docs-europe.electrocomponents.com/webdocs/138b/0900766b8138b923.pdf</text:p>
          </table:table-cell>
          <table:table-cell office:value-type="string" calcext:value-type="string">
            <text:p>425-8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1, C102, C201, C202</text:p>
          </table:table-cell>
          <table:table-cell table:style-name="ce2" office:value-type="string" calcext:value-type="string">
            <text:p>100µF 35V</text:p>
          </table:table-cell>
          <table:table-cell office:value-type="string" calcext:value-type="string">
            <text:p>Capacitors_ThroughHole:C_Radial_D6.3_L11.2_P2.5</text:p>
          </table:table-cell>
          <table:table-cell office:value-type="string" calcext:value-type="string">
            <text:p>http://docs-europe.electrocomponents.com/webdocs/143e/0900766b8143e653.pdf</text:p>
          </table:table-cell>
          <table:table-cell office:value-type="string" calcext:value-type="string">
            <text:p>862-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3, C104, C203, C204</text:p>
          </table:table-cell>
          <table:table-cell table:style-name="ce2" office:value-type="string" calcext:value-type="string">
            <text:p>0.1µF 50V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ocs-europe.electrocomponents.com/webdocs/134c/0900766b8134ce68.pdf</text:p>
          </table:table-cell>
          <table:table-cell office:value-type="string" calcext:value-type="string">
            <text:p>264-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Green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docs-europe.electrocomponents.com/webdocs/08ce/0900766b808ce012.pdf</text:p>
          </table:table-cell>
          <table:table-cell office:value-type="string" calcext:value-type="string">
            <text:p>654-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6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9:54:21.80374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4-28T10:48:25.297560015</dc:date>
    <meta:editing-duration>PT1H5M</meta:editing-duration>
    <meta:editing-cycles>20</meta:editing-cycles>
    <meta:document-statistic meta:table-count="1" meta:cell-count="66" meta:object-count="0"/>
  </office:meta>
</office:document-meta>
</file>